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(1)<text:s text:c="2"/>What are the benefits of using CSS?</text:span></text:p>
      <text:p text:style-name="P1"><text:span text:style-name="T1">Ans. 1) Faster Page Speed</text:span></text:p>
      <text:p text:style-name="P1"><text:span text:style-name="T1"><text:s text:c="5"/>2) Better User Experience.</text:span></text:p>
      <text:p text:style-name="P1"><text:span text:style-name="T1"><text:s text:c="5"/>3) Quicker Development Time. </text:span></text:p>
      <text:p text:style-name="P1"><text:span text:style-name="T1"><text:s text:c="5"/>4) Easy Formatting Changes. </text:span></text:p>
      <text:p text:style-name="P1"><text:span text:style-name="T1"><text:s text:c="5"/>5) Compatibility Across Devices.</text:span></text:p>
      <text:p text:style-name="P1"><text:span text:style-name="T1"/></text:p>
      <text:p text:style-name="P1"><text:span text:style-name="T1"/></text:p>
      <text:p text:style-name="P1"><text:span text:style-name="T1">(2)<text:s text:c="2"/>What are the disadvantages of CSS?</text:span></text:p>
      <text:p text:style-name="P1"><text:span text:style-name="T1">Ans. CSS, CSS 1 up to CSS3, result in creating of confusion among web browsers. </text:span></text:p>
      <text:p text:style-name="P1"><text:span text:style-name="T1"><text:s text:c="5"/>With CSS, what works with one browser might not always work with another. </text:span></text:p>
      <text:p text:style-name="P1"><text:span text:style-name="T1"><text:s text:c="5"/>There exists a scarcity of security.</text:span></text:p>
      <text:p text:style-name="P1"><text:span text:style-name="T1"><text:s text:c="5"/>After making the changes we need to confirm the compatibility if they appear.</text:span></text:p>
      <text:p text:style-name="P1"><text:span text:style-name="T1"/></text:p>
      <text:p text:style-name="P1"><text:span text:style-name="T1">(3)<text:s text:c="2"/>What is the difference between CSS2 and CSS3?</text:span></text:p>
      <text:p text:style-name="P1"><text:span text:style-name="T1">Ans. Unlike CSS2, which was comprised of a single document, </text:span></text:p>
      <text:p text:style-name="P1"><text:span text:style-name="T1"><text:s text:c="5"/>CSS3 has its specifications divided into many individual modules, which makes CSS3 a whole lot easier to handle.</text:span></text:p>
      <text:p text:style-name="P1"><text:span text:style-name="T1"><text:s text:c="5"/>With CSS3, the designers can now use special fonts, like those available in Google Fonts and Typecast. </text:span></text:p>
      <text:p text:style-name="P1"><text:span text:style-name="T1"/></text:p>
      <text:p text:style-name="P1"><text:span text:style-name="T1">(4)<text:s text:c="2"/>Name a few CSS style components</text:span></text:p>
      <text:p text:style-name="P1"><text:span text:style-name="T1">Ans. Selector: class name, id name or element name that is target</text:span></text:p>
      <text:p text:style-name="P1"><text:span text:style-name="T1"><text:s text:c="5"/>Attribute: name of the attribute you want to style for example border, color,background, position etc.</text:span></text:p>
      <text:p text:style-name="P1"><text:span text:style-name="T1"><text:s text:c="5"/>Value of Property: value that will be assigned to attribute.</text:span></text:p>
      <text:p text:style-name="P1"><text:span text:style-name="T1"/></text:p>
      <text:p text:style-name="P1"><text:span text:style-name="T1">(5)<text:s text:c="2"/>What do you understand by CSS opacity?</text:span></text:p>
      <text:p text:style-name="P1"><text:span text:style-name="T1">Ans. The opacity CSS property sets the opacity of an element. </text:span></text:p>
      <text:p text:style-name="P1"><text:span text:style-name="T1"><text:s text:c="5"/>Opacity is the degree to which content behind an element is hidden, and is the opposite of transparency.</text:span></text:p>
      <text:p text:style-name="P1"><text:span text:style-name="T1"/></text:p>
      <text:p text:style-name="P1"><text:span text:style-name="T1">(6)<text:s text:c="2"/>How can the background color of an element be changed?</text:span></text:p>
      <text:p text:style-name="P1"><text:span text:style-name="T1">Ans. Set a background color for a document: body. </text:span></text:p>
      <text:p text:style-name="P1"><text:span text:style-name="T1"><text:s text:c="5"/>Set a background color of a specific &lt;div&gt; element.</text:span></text:p>
      <text:p text:style-name="P1"><text:span text:style-name="T1"/></text:p>
      <text:p text:style-name="P1"><text:span text:style-name="T1">(7)<text:s text:c="2"/>How can image repetition of the backup be controlled?</text:span></text:p>
      <text:p text:style-name="P1"><text:span text:style-name="T1">Ans. To control the repetition of an image in the background, use the background-repeat property. </text:span></text:p>
      <text:p text:style-name="P1"><text:span text:style-name="T1"><text:s text:c="5"/>You can use no-repeat value for the background-repeat property if you do not want to repeat an image, in this case, the image will display only once.</text:span></text:p>
      <text:p text:style-name="P1"><text:span text:style-name="T1"/></text:p>
      <text:p text:style-name="P1"><text:span text:style-name="T1">(8)<text:s text:c="2"/>What is the use of the background-position property?</text:span></text:p>
      <text:p text:style-name="P1"><text:span text:style-name="T1">Ans. The background-position CSS property sets the initial position for each background image. The position is relative to the position layer set by background-origin.</text:span></text:p>
      <text:p text:style-name="P1"><text:span text:style-name="T1"><text:s text:c="5"/>background-position: top;</text:span></text:p>
      <text:p text:style-name="P1"><text:span text:style-name="T1"><text:s text:c="5"/>background-position: bottom;</text:span></text:p>
      <text:p text:style-name="P1"><text:span text:style-name="T1"><text:s text:c="5"/>background-position: left;</text:span></text:p>
      <text:p text:style-name="P1"><text:span text:style-name="T1"><text:s text:c="5"/>background-position: right;</text:span></text:p>
      <text:p text:style-name="P1"><text:span text:style-name="T1"><text:s text:c="5"/>background-position: center;</text:span></text:p>
      <text:p text:style-name="P1"><text:span text:style-name="T1"/></text:p>
      <text:p text:style-name="P1"><text:span text:style-name="T1">(9)<text:s text:c="2"/>Which property controls the image scroll in the background?</text:span></text:p>
      <text:p text:style-name="P1"><text:span text:style-name="T1">Ans. The background-attachment property sets whether a background image scrolls with the rest of the page, or is fixed.</text:span></text:p>
      <text:p text:style-name="P1"><text:span text:style-name="T1"/></text:p>
      <text:p text:style-name="P1"><text:span text:style-name="T1">(10) Why should background and color be used as separate properties?</text:span></text:p>
      <text:p text:style-name="P1"><text:span text:style-name="T1">Ans. There are two reasons behind this: It enhances the legibility of style sheets. </text:span></text:p>
      <text:p text:style-name="P1"><text:span text:style-name="T1"><text:s text:c="5"/>The background property is a complex property in CSS, and if it is combined with color, the complexity will further increase.</text:span></text:p>
      <text:p text:style-name="P1"><text:span text:style-name="T1"/></text:p>
      <text:p text:style-name="P1"><text:span text:style-name="T1">(11) How to center block elements using CSS1?</text:span></text:p>
      <text:p text:style-name="P1"><text:span text:style-name="T1">Ans. With css the way to center anything that's a block level element is with the margin property.</text:span></text:p>
      <text:p text:style-name="P1"><text:span text:style-name="T1"><text:s text:c="5"/>One of the values of margin is auto and by setting auto on the left and right margin our block level element will center itself.</text:span></text:p>
      <text:p text:style-name="P1"><text:span text:style-name="T1"/></text:p>
      <text:p text:style-name="P1"><text:span text:style-name="T1"/></text:p>
      <text:p text:style-name="P1"><text:span text:style-name="T1">(12) How to maintain the CSS specifications?</text:span></text:p>
      <text:p text:style-name="P1"><text:span text:style-name="T1">Ans. The Specification defines how CSS properties should be implemented by browser vendors along with detailed algorithms, </text:span></text:p>
      <text:p text:style-name="P1"><text:span text:style-name="T1"><text:s text:c="5"/>code samples and tabular information. The Specification also include: The syntax and data types of the language. Detailed explanation on CSS Selectors.</text:span></text:p>
      <text:p text:style-name="P1"><text:span text:style-name="T1"/></text:p>
      <text:p text:style-name="P1"><text:span text:style-name="T1">(13) What are the ways to integrate CSS as a web page?</text:span></text:p>
      <text:p text:style-name="P1"><text:span text:style-name="T1">Ans. CSS can be added to HTML documents in 3 ways:</text:span></text:p>
      <text:p text:style-name="P1"><text:span text:style-name="T1"/></text:p>
      <text:p text:style-name="P1"><text:span text:style-name="T1"><text:s text:c="5"/>Inline - by using the style attribute inside HTML elements</text:span></text:p>
      <text:p text:style-name="P1"><text:span text:style-name="T1"><text:s text:c="5"/>Internal - by using a &lt;style&gt; element in the &lt;head&gt; section</text:span></text:p>
      <text:p text:style-name="P1"><text:span text:style-name="T1"><text:s text:c="5"/>External - by using a &lt;link&gt; element to link to an external CSS file</text:span></text:p>
      <text:p text:style-name="P1"><text:span text:style-name="T1"/></text:p>
      <text:p text:style-name="P1"><text:span text:style-name="T1">(14) What is embedded style sheets?</text:span></text:p>
      <text:p text:style-name="P1"><text:span text:style-name="T1">Ans. Embedded style sheets are defined in the &lt;head&gt; section of an HTML document using the &lt;style&gt; tag.</text:span></text:p>
      <text:p text:style-name="P1"><text:span text:style-name="T1"><text:s text:c="5"/>You can define any number of &lt;style&gt; elements inside the &lt;head&gt; section.</text:span></text:p>
      <text:p text:style-name="P1"><text:span text:style-name="T1"/></text:p>
      <text:p text:style-name="P1"><text:span text:style-name="T1">(15) What are the external style sheets?</text:span></text:p>
      <text:p text:style-name="P1"><text:span text:style-name="T1">Ans. An external style sheet is a separate CSS file that can be accessed by creating a link within the head section of the webpage.</text:span></text:p>
      <text:p text:style-name="P1"><text:span text:style-name="T1"><text:s text:c="5"/>Multiple webpages can use the same link to access the stylesheet. The link to an external style sheet is placed within the head section of the page.</text:span></text:p>
      <text:p text:style-name="P1"><text:span text:style-name="T1"/></text:p>
      <text:p text:style-name="P1"><text:span text:style-name="T1">(16)<text:s text:c="2"/>What are the advantages and disadvantages of using external style sheets?</text:span></text:p>
      <text:p text:style-name="P1"><text:span text:style-name="T1">Ans.<text:s text:c="2"/>Advantages of External CSS:</text:span></text:p>
      <text:p text:style-name="P1"><text:span text:style-name="T1"/></text:p>
      <text:p text:style-name="P1"><text:span text:style-name="T1"><text:s text:c="5"/>Since the CSS code is in a separate document, </text:span></text:p>
      <text:p text:style-name="P1"><text:span text:style-name="T1"><text:s text:c="5"/>your HTML files will have a cleaner structure and are smaller in size. You can use the same . css file for multiple pages.</text:span></text:p>
      <text:p text:style-name="P1"><text:span text:style-name="T1"/></text:p>
      <text:p text:style-name="P1"><text:span text:style-name="T1"><text:s text:c="5"/>Disadvantages of external CSS:</text:span></text:p>
      <text:p text:style-name="P1"><text:span text:style-name="T1"/></text:p>
      <text:p text:style-name="P1"><text:span text:style-name="T1"><text:s text:c="5"/>Extra download is needed to import documents having style information.</text:span></text:p>
      <text:p text:style-name="P1"><text:span text:style-name="T1"><text:s text:c="5"/>To render the document, the external style sheet should be loaded. Not practical for small style definitions.</text:span></text:p>
      <text:p text:style-name="P1"><text:span text:style-name="T1"/></text:p>
      <text:p text:style-name="P1"><text:span text:style-name="T1">(17) What is the meaning of the CSS selector?</text:span></text:p>
      <text:p text:style-name="P1"><text:span text:style-name="T1">Ans. A CSS selector is the first part of a CSS Rule. </text:span></text:p>
      <text:p text:style-name="P1"><text:span text:style-name="T1"><text:s text:c="5"/>It is a pattern of elements and other terms that tell the browser which HTML elements should be selected to have the CSS property values </text:span></text:p>
      <text:p text:style-name="P1"><text:span text:style-name="T1"><text:s text:c="5"/>inside the rule applied to them.</text:span></text:p>
      <text:p text:style-name="P1"><text:span text:style-name="T1"/></text:p>
      <text:p text:style-name="P1"><text:span text:style-name="T1">(18) What are the media types allowed by CSS?</text:span></text:p>
      <text:p text:style-name="P1"><text:span text:style-name="T1">Ans. One of the most important features of style sheets is that they specify how a document is to be presented on different media: on the screen,</text:span></text:p>
      <text:p text:style-name="P1"><text:span text:style-name="T1"><text:s text:c="5"/>on paper, with a speech synthesizer, with a braille device, etc.</text:span></text:p>
      <text:p text:style-name="P1"><text:span text:style-name="T1"/></text:p>
      <text:p text:style-name="P1"><text:span text:style-name="T1">(19) What is the rule set?</text:span></text:p>
      <text:p text:style-name="P1"><text:span text:style-name="T1">Ans. A CSS rule set contains one or more selectors and one or more declarations. The selector(s), which in this example is h1 ,</text:span></text:p>
      <text:p text:style-name="P1"><text:span text:style-name="T1"><text:s text:c="5"/>points to an HTML element. The declaration(s), which in this example are color: blue and text-align: center style the element with a property and value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